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07bdd3"/>
    </style:style>
    <style:style style:name="P2" style:family="paragraph" style:parent-style-name="Standard">
      <style:text-properties officeooo:rsid="0007bdd3" officeooo:paragraph-rsid="0007bdd3"/>
    </style:style>
    <style:style style:name="P3" style:family="paragraph" style:parent-style-name="Header">
      <style:text-properties officeooo:rsid="0007bdd3" officeooo:paragraph-rsid="0007bdd3"/>
    </style:style>
    <style:style style:name="T1" style:family="text">
      <style:text-properties officeooo:rsid="0007bdd3"/>
    </style:style>
    <style:style style:name="T2" style:family="text">
      <style:text-properties officeooo:rsid="0007d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Nous allons présenter dans la page stats.php le prix, la surface, la location et la date des critères de recherche que les différents utilisateurs ont <text:span text:style-name="T2">le plus recherché sur une période choisie par le responsable</text:span>. </text:p>
      <text:p text:style-name="P2"/>
      <text:p text:style-name="P2">Ces statistiques seront présentées sous la forme d'un diagramme programmé grâce au langage JavaScript inclus dans la page HTML sous la forme de &lt;script&gt;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eci est un exemple de la forme du diagramme que nous obtiendrons à l'ouverture de la page stats.php accessible depuis le Back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dd3" officeooo:paragraph-rsid="0007bdd3"/>
    </style:style>
    <style:style style:name="MP2" style:family="paragraph" style:parent-style-name="Footer">
      <style:paragraph-properties fo:text-align="center" style:justify-single-word="false"/>
      <style:text-properties officeooo:paragraph-rsid="0007bdd3"/>
    </style:style>
    <style:style style:name="MT1" style:family="text">
      <style:text-properties officeooo:rsid="0007b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YDOGDU Bekir</text:p>
        <text:p text:style-name="MP1">LECOMPTE <text:s/>Quentin <text:s text:c="19"/>Document de présentation</text:p>
        <text:p text:style-name="MP1">BEAREZ Antoine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45:33.90</meta:creation-date>
    <dc:date>2018-05-22T11:19:41.868000000</dc:date>
    <meta:editing-duration>PT27M52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7" meta:word-count="92" meta:character-count="595" meta:non-whitespace-character-count="489"/>
  </office:meta>
</office:document-meta>
</file>